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1263a" officeooo:paragraph-rsid="0001263a"/>
    </style:style>
    <style:style style:name="P2" style:family="paragraph" style:parent-style-name="Standard">
      <style:text-properties officeooo:rsid="0001263a" officeooo:paragraph-rsid="000e6d90"/>
    </style:style>
    <style:style style:name="P3" style:family="paragraph" style:parent-style-name="Standard">
      <style:text-properties officeooo:rsid="0001263a" officeooo:paragraph-rsid="0013f512"/>
    </style:style>
    <style:style style:name="P4" style:family="paragraph" style:parent-style-name="Standard" style:list-style-name="L2">
      <style:text-properties officeooo:rsid="0001263a" officeooo:paragraph-rsid="00041c56"/>
    </style:style>
    <style:style style:name="P5" style:family="paragraph" style:parent-style-name="Standard" style:list-style-name="L2">
      <style:text-properties officeooo:rsid="0001263a" officeooo:paragraph-rsid="000ec3ca"/>
    </style:style>
    <style:style style:name="P6" style:family="paragraph" style:parent-style-name="Standard" style:list-style-name="L3">
      <style:text-properties officeooo:rsid="0001263a" officeooo:paragraph-rsid="00041c56"/>
    </style:style>
    <style:style style:name="P7" style:family="paragraph" style:parent-style-name="Standard">
      <style:text-properties officeooo:rsid="0002f0df" officeooo:paragraph-rsid="0002f0df"/>
    </style:style>
    <style:style style:name="P8" style:family="paragraph" style:parent-style-name="Standard">
      <style:text-properties officeooo:rsid="0002f0df" officeooo:paragraph-rsid="00085623"/>
    </style:style>
    <style:style style:name="P9" style:family="paragraph" style:parent-style-name="Standard" style:list-style-name="L2">
      <style:text-properties officeooo:rsid="0002f0df" officeooo:paragraph-rsid="0002f0df"/>
    </style:style>
    <style:style style:name="P10" style:family="paragraph" style:parent-style-name="Standard" style:list-style-name="L3">
      <style:text-properties officeooo:rsid="0002f0df" officeooo:paragraph-rsid="00041c56"/>
    </style:style>
    <style:style style:name="P11" style:family="paragraph" style:parent-style-name="Standard" style:list-style-name="L3">
      <style:text-properties officeooo:rsid="0002f0df" officeooo:paragraph-rsid="0006035d"/>
    </style:style>
    <style:style style:name="P12" style:family="paragraph" style:parent-style-name="Standard">
      <style:text-properties officeooo:rsid="00041c56" officeooo:paragraph-rsid="00041c56"/>
    </style:style>
    <style:style style:name="P13" style:family="paragraph" style:parent-style-name="Standard" style:list-style-name="L2">
      <style:text-properties officeooo:rsid="00041c56" officeooo:paragraph-rsid="00041c56"/>
    </style:style>
    <style:style style:name="P14" style:family="paragraph" style:parent-style-name="Standard" style:list-style-name="L2">
      <style:text-properties officeooo:rsid="00041c56" officeooo:paragraph-rsid="0006035d"/>
    </style:style>
    <style:style style:name="P15" style:family="paragraph" style:parent-style-name="Standard" style:list-style-name="L3">
      <style:text-properties officeooo:rsid="00041c56" officeooo:paragraph-rsid="0006035d"/>
    </style:style>
    <style:style style:name="P16" style:family="paragraph" style:parent-style-name="Standard" style:list-style-name="L3">
      <style:text-properties officeooo:rsid="00041c56" officeooo:paragraph-rsid="00041c56"/>
    </style:style>
    <style:style style:name="P17" style:family="paragraph" style:parent-style-name="Standard" style:list-style-name="L3">
      <style:text-properties officeooo:rsid="00041c56" officeooo:paragraph-rsid="00041c56" fo:background-color="#ff6600"/>
    </style:style>
    <style:style style:name="P18" style:family="paragraph" style:parent-style-name="Standard" style:list-style-name="L3">
      <style:text-properties officeooo:rsid="0001263a" officeooo:paragraph-rsid="00041c56" fo:background-color="#ff6600"/>
    </style:style>
    <style:style style:name="P19" style:family="paragraph" style:parent-style-name="Standard" style:list-style-name="L3">
      <style:text-properties officeooo:rsid="0001263a" officeooo:paragraph-rsid="0006035d" fo:background-color="#ff6600"/>
    </style:style>
    <style:style style:name="P20" style:family="paragraph" style:parent-style-name="Standard" style:list-style-name="L3">
      <style:text-properties officeooo:rsid="0006035d" officeooo:paragraph-rsid="0006035d" fo:background-color="#ff6600"/>
    </style:style>
    <style:style style:name="P21" style:family="paragraph" style:parent-style-name="Standard" style:list-style-name="L3">
      <style:text-properties officeooo:rsid="00126ff7" officeooo:paragraph-rsid="00126ff7" fo:background-color="#ff6600"/>
    </style:style>
    <style:style style:name="P22" style:family="paragraph" style:parent-style-name="Standard">
      <style:text-properties officeooo:rsid="0015b6d2" officeooo:paragraph-rsid="0015b6d2" fo:background-color="#ff6600"/>
    </style:style>
    <style:style style:name="P23" style:family="paragraph" style:parent-style-name="Standard" style:list-style-name="L3">
      <style:text-properties officeooo:rsid="0015b6d2" officeooo:paragraph-rsid="0015b6d2" fo:background-color="#ff6600"/>
    </style:style>
    <style:style style:name="P24" style:family="paragraph" style:parent-style-name="Standard" style:list-style-name="L2">
      <style:text-properties fo:color="#000000" officeooo:rsid="00041c56" officeooo:paragraph-rsid="00041c56" fo:background-color="#66ffff"/>
    </style:style>
    <style:style style:name="P25" style:family="paragraph" style:parent-style-name="Standard" style:list-style-name="L2">
      <style:text-properties officeooo:rsid="0001263a" officeooo:paragraph-rsid="00041c56" fo:background-color="#66ffff"/>
    </style:style>
    <style:style style:name="P26" style:family="paragraph" style:parent-style-name="Standard" style:list-style-name="L2">
      <style:text-properties officeooo:rsid="0001263a" officeooo:paragraph-rsid="0006035d" fo:background-color="#66ffff"/>
    </style:style>
    <style:style style:name="P27" style:family="paragraph" style:parent-style-name="Standard" style:list-style-name="L2">
      <style:text-properties officeooo:rsid="0001263a" officeooo:paragraph-rsid="000ec3ca" fo:background-color="#66ffff"/>
    </style:style>
    <style:style style:name="P28" style:family="paragraph" style:parent-style-name="Standard" style:list-style-name="L2">
      <style:text-properties officeooo:rsid="0006035d" officeooo:paragraph-rsid="0006035d" fo:background-color="#66ffff"/>
    </style:style>
    <style:style style:name="P29" style:family="paragraph" style:parent-style-name="Standard" style:list-style-name="L2">
      <style:text-properties officeooo:rsid="00126ff7" officeooo:paragraph-rsid="00126ff7" fo:background-color="#66ffff"/>
    </style:style>
    <style:style style:name="P30" style:family="paragraph" style:parent-style-name="Standard" style:list-style-name="L2">
      <style:text-properties officeooo:rsid="0015b6d2" officeooo:paragraph-rsid="0015b6d2" fo:background-color="#66ffff"/>
    </style:style>
    <style:style style:name="P31" style:family="paragraph" style:parent-style-name="Standard">
      <style:text-properties officeooo:rsid="0001263a" officeooo:paragraph-rsid="0015b6d2" fo:background-color="#ffffff"/>
    </style:style>
    <style:style style:name="P32" style:family="paragraph" style:parent-style-name="Standard" style:list-style-name="L3">
      <style:text-properties officeooo:rsid="0001263a" officeooo:paragraph-rsid="000ec3ca" fo:background-color="#ffffff"/>
    </style:style>
    <style:style style:name="P33" style:family="paragraph" style:parent-style-name="Standard">
      <style:text-properties officeooo:rsid="00041c56" officeooo:paragraph-rsid="00041c56" fo:background-color="#ffffff"/>
    </style:style>
    <style:style style:name="P34" style:family="paragraph" style:parent-style-name="Standard">
      <style:text-properties officeooo:rsid="0007e3da" officeooo:paragraph-rsid="0007e3da" fo:background-color="#ffffff"/>
    </style:style>
    <style:style style:name="P35" style:family="paragraph" style:parent-style-name="Standard" style:list-style-name="L3">
      <style:text-properties officeooo:rsid="0007e3da" officeooo:paragraph-rsid="0007e3da" fo:background-color="#ffffff"/>
    </style:style>
    <style:style style:name="P36" style:family="paragraph" style:parent-style-name="Standard" style:list-style-name="L3">
      <style:text-properties officeooo:rsid="000ec3ca" officeooo:paragraph-rsid="000ec3ca" fo:background-color="#ffffff"/>
    </style:style>
    <style:style style:name="P37" style:family="paragraph" style:parent-style-name="Standard">
      <style:text-properties officeooo:rsid="00126ff7" officeooo:paragraph-rsid="00126ff7" fo:background-color="#ffffff"/>
    </style:style>
    <style:style style:name="P38" style:family="paragraph" style:parent-style-name="Standard">
      <style:text-properties officeooo:rsid="0013f512" officeooo:paragraph-rsid="0013f512" fo:background-color="#ffffff"/>
    </style:style>
    <style:style style:name="P39" style:family="paragraph" style:parent-style-name="Standard">
      <style:text-properties officeooo:rsid="0015b6d2" officeooo:paragraph-rsid="0015b6d2" fo:background-color="#ffffff"/>
    </style:style>
    <style:style style:name="P40" style:family="paragraph" style:parent-style-name="Standard" style:list-style-name="L2">
      <style:text-properties officeooo:rsid="0007e3da" officeooo:paragraph-rsid="0007e3da"/>
    </style:style>
    <style:style style:name="P41" style:family="paragraph" style:parent-style-name="Standard" style:list-style-name="L3">
      <style:text-properties officeooo:rsid="0007e3da" officeooo:paragraph-rsid="0007e3da"/>
    </style:style>
    <style:style style:name="P42" style:family="paragraph" style:parent-style-name="Standard">
      <style:text-properties officeooo:rsid="00085623" officeooo:paragraph-rsid="00085623"/>
    </style:style>
    <style:style style:name="P43" style:family="paragraph" style:parent-style-name="Standard">
      <style:text-properties officeooo:rsid="00085623" officeooo:paragraph-rsid="00091aa5"/>
    </style:style>
    <style:style style:name="P44" style:family="paragraph" style:parent-style-name="Standard">
      <style:text-properties officeooo:rsid="0008eed9" officeooo:paragraph-rsid="0008eed9"/>
    </style:style>
    <style:style style:name="P45" style:family="paragraph" style:parent-style-name="Standard">
      <style:text-properties officeooo:rsid="000bd909" officeooo:paragraph-rsid="000bd909"/>
    </style:style>
    <style:style style:name="P46" style:family="paragraph" style:parent-style-name="Standard">
      <style:paragraph-properties fo:text-align="center" style:justify-single-word="false"/>
      <style:text-properties fo:font-size="14pt" officeooo:rsid="00041c56" officeooo:paragraph-rsid="00041c56" style:font-size-asian="14pt" style:font-size-complex="14pt"/>
    </style:style>
    <style:style style:name="P47" style:family="paragraph" style:parent-style-name="Standard">
      <style:paragraph-properties fo:text-align="center" style:justify-single-word="false"/>
      <style:text-properties fo:font-size="14pt" officeooo:rsid="0002f0df" officeooo:paragraph-rsid="0002f0df" style:font-size-asian="14pt" style:font-size-complex="14pt"/>
    </style:style>
    <style:style style:name="P48" style:family="paragraph" style:parent-style-name="Standard">
      <style:paragraph-properties fo:text-align="center" style:justify-single-word="false"/>
      <style:text-properties fo:font-size="14pt" officeooo:rsid="00085623" officeooo:paragraph-rsid="00085623" style:font-size-asian="14pt" style:font-size-complex="14pt"/>
    </style:style>
    <style:style style:name="P49" style:family="paragraph" style:parent-style-name="Standard">
      <style:paragraph-properties fo:text-align="center" style:justify-single-word="false"/>
      <style:text-properties fo:font-size="14pt" officeooo:rsid="00041c56" officeooo:paragraph-rsid="00041c56" fo:background-color="#ffffff" style:font-size-asian="14pt" style:font-size-complex="14pt"/>
    </style:style>
    <style:style style:name="P50" style:family="paragraph" style:parent-style-name="Standard">
      <style:paragraph-properties fo:text-align="center" style:justify-single-word="false"/>
      <style:text-properties fo:font-size="14pt" officeooo:rsid="00126ff7" officeooo:paragraph-rsid="00126ff7" fo:background-color="#ffffff" style:font-size-asian="14pt" style:font-size-complex="14pt"/>
    </style:style>
    <style:style style:name="P51" style:family="paragraph" style:parent-style-name="Standard">
      <style:paragraph-properties fo:text-align="center" style:justify-single-word="false"/>
      <style:text-properties fo:font-size="14pt" style:text-underline-style="none" officeooo:rsid="0015b6d2" officeooo:paragraph-rsid="0015b6d2" fo:background-color="#ffffff" style:font-size-asian="14pt" style:font-size-complex="14pt"/>
    </style:style>
    <style:style style:name="P52" style:family="paragraph" style:parent-style-name="Standard" style:list-style-name="L2">
      <style:text-properties officeooo:rsid="000ec3ca" officeooo:paragraph-rsid="000ec3ca"/>
    </style:style>
    <style:style style:name="T1" style:family="text">
      <style:text-properties officeooo:rsid="0001263a"/>
    </style:style>
    <style:style style:name="T2" style:family="text">
      <style:text-properties officeooo:rsid="0002f0df"/>
    </style:style>
    <style:style style:name="T3" style:family="text">
      <style:text-properties officeooo:rsid="00041c56"/>
    </style:style>
    <style:style style:name="T4" style:family="text">
      <style:text-properties officeooo:rsid="0006035d"/>
    </style:style>
    <style:style style:name="T5" style:family="text">
      <style:text-properties officeooo:rsid="0007e3da"/>
    </style:style>
    <style:style style:name="T6" style:family="text">
      <style:text-properties officeooo:rsid="0008eed9"/>
    </style:style>
    <style:style style:name="T7" style:family="text">
      <style:text-properties officeooo:rsid="00091aa5"/>
    </style:style>
    <style:style style:name="T8" style:family="text">
      <style:text-properties officeooo:rsid="000a4b2c"/>
    </style:style>
    <style:style style:name="T9" style:family="text">
      <style:text-properties officeooo:rsid="000ec3ca"/>
    </style:style>
    <style:style style:name="T10" style:family="text">
      <style:text-properties officeooo:rsid="00102f06"/>
    </style:style>
    <style:style style:name="T11" style:family="text">
      <style:text-properties officeooo:rsid="001173b7"/>
    </style:style>
    <style:style style:name="T12" style:family="text">
      <style:text-properties officeooo:rsid="0015b6d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Susanverse powers</text:p>
      <text:p text:style-name="P42">Omnipotent Gods</text:p>
      <text:p text:style-name="P42">Rank 0<text:tab/><text:tab/>The Old Gods, Slumbering Gods, Outer Chaos</text:p>
      <text:p text:style-name="P42">Rank 1<text:tab/><text:tab/>The Almighty (AKA the Creator, Michael’s Boss)</text:p>
      <text:p text:style-name="P42">Greater gods or powers</text:p>
      <text:p text:style-name="P42">Rank 2<text:tab/><text:tab/>The Faerie Mothers, First Ones (<text:span text:style-name="T8">Satan+</text:span>Daemons), <text:span text:style-name="T7">Susan (in substance only)</text:span></text:p>
      <text:p text:style-name="P42">Rank 3<text:tab/><text:tab/>The Fallen, Old Gods, <text:s/>the Archangels</text:p>
      <text:p text:style-name="P44">Lesser gods or powers</text:p>
      <text:p text:style-name="P42">Rank 4<text:tab/><text:tab/>The Faerie Queens, the Erlking, dragons,</text:p>
      <text:p text:style-name="P45">Demigods, Demipowers</text:p>
      <text:p text:style-name="P43">Rank 5<text:tab/><text:tab/><text:span text:style-name="T6">mundane o</text:span>utsiders, regular Angels, the Faerie Ladies, the Archive, <text:span text:style-name="T6">spawn of Susan.</text:span></text:p>
      <text:p text:style-name="P44">Legendary powers</text:p>
      <text:p text:style-name="P42">Rank 6<text:tab/><text:tab/>Ancient demons, Knights of the Faerie Courts, Denarians, Knights of the Cross,</text:p>
      <text:p text:style-name="P8"/>
      <text:p text:style-name="P8"/>
      <text:p text:style-name="P8"/>
      <text:p text:style-name="P7"/>
      <text:p text:style-name="P47">Susan</text:p>
      <text:list xml:id="list1354989538126419488" text:style-name="L2">
        <text:list-item>
          <text:p text:style-name="P9">Panlingual (speaks all languages)</text:p>
        </text:list-item>
        <text:list-item>
          <text:p text:style-name="P13">Grandmastery of necromantic and neuromantic power</text:p>
        </text:list-item>
        <text:list-item>
          <text:p text:style-name="P13">Adept at the use of illusionary power (glamour) <text:span text:style-name="T10">dont forget auditory</text:span></text:p>
        </text:list-item>
        <text:list-item>
          <text:p text:style-name="P40">Proficient in the use of <text:span text:style-name="T1">pyrokinetic </text:span>and <text:span text:style-name="T1">psychokinetic </text:span>power</text:p>
        </text:list-item>
        <text:list-item>
          <text:p text:style-name="P14">Strong Hypnotic , <text:span text:style-name="T2">Telepath (mind reader/writer) </text:span>superior, renfields, simple and complex thralls</text:p>
        </text:list-item>
        <text:list-item>
          <text:p text:style-name="P40">People with mental disorders are many magnitudes more vulnerable.</text:p>
        </text:list-item>
        <text:list-item>
          <text:p text:style-name="P29">Astral bilocation (can project into the astral while having full action in the physical world)</text:p>
        </text:list-item>
        <text:list-item>
          <text:p text:style-name="P9">Traditional Necromancy (speak with dead at peace (others would flee))</text:p>
        </text:list-item>
        <text:list-item>
          <text:p text:style-name="P13">Outstanding in flight</text:p>
        </text:list-item>
        <text:list-item>
          <text:p text:style-name="P13">True shapeshifter, reality hits shorly after night with Steve.</text:p>
        </text:list-item>
        <text:list-item>
          <text:p text:style-name="P13">Brutal by klingon standards sex.</text:p>
        </text:list-item>
        <text:list-item>
          <text:p text:style-name="P24">Dark angel trueform</text:p>
        </text:list-item>
        <text:list-item>
          <text:p text:style-name="P4">etheric form, can shapeshift <text:span text:style-name="T3">through</text:span> <text:span text:style-name="T3">the</text:span> etheric <text:span text:style-name="T3">plane</text:span>, <text:span text:style-name="T3">short range teleport (through doors, across room, normal etheric rules apply)</text:span> </text:p>
        </text:list-item>
        <text:list-item>
          <text:p text:style-name="P13">Darkform, after a successful kill, for a short period of time, takes on Darkform which is an essence of outer darkness. No attack or magic effects her in this state, only outsiders or their crafts could cause her harm (ie, weapons and spells pass through her like she was nothing but air.)</text:p>
        </text:list-item>
        <text:list-item>
          <text:p text:style-name="P13">levitation</text:p>
        </text:list-item>
        <text:list-item>
          <text:p text:style-name="P4">perfect climber, <text:span text:style-name="T3">sheer surfaces or inverted movement same as on flat ground. Can sleep inverted.</text:span></text:p>
        </text:list-item>
        <text:list-item>
          <text:p text:style-name="P25">manipulate the weather and, within his range, is able to direct the elements, such as storms, fog and mist</text:p>
        </text:list-item>
        <text:list-item>
          <text:p text:style-name="P26">functions fine in sunlight <text:span text:style-name="T4">appropriate to the form she takes. (trueform red would fry).</text:span></text:p>
        </text:list-item>
        <text:list-item>
          <text:p text:style-name="P28">Has no need for sleep, but she prefers it anyway.</text:p>
        </text:list-item>
        <text:list-item>
          <text:p text:style-name="P28">Death-sleep. Susan can use alternate diets or forgo feeding entirely as she has no hunger normally, if she forgoes feeding she will mummify and go into a death sleep which can only be reversed by dripping blood in her mummified mouth. She needs the equivalent of a kill to <text:soft-page-break/>regain normalcy. She has the will to <text:span text:style-name="T5">nonlethal feed or use solid food but the process takes much much longer.</text:span></text:p>
        </text:list-item>
        <text:list-item>
          <text:p text:style-name="P40">The more she uses her powers the more she needs to feed, similar to infected.</text:p>
        </text:list-item>
        <text:list-item>
          <text:p text:style-name="P52">Venom acts as a wonderdrug, heals wounds fast, the worst possible heals in 2 days. Narcotic, addictive, sanitizing, local and general anesthetic, antiviral, antibacterial, etc. The use of venom is to be a huge conflict and may make susans spawn long sought after (cancer cure).</text:p>
        </text:list-item>
        <text:list-item>
          <text:p text:style-name="P27">drain power from sired vampires, rot without damage</text:p>
        </text:list-item>
        <text:list-item>
          <text:p text:style-name="P27"><text:span text:style-name="T9">Brutal sex 5</text:span> times causes blood bonding, an imposed state of intense love</text:p>
        </text:list-item>
        <text:list-item>
          <text:p text:style-name="P5">are resistant to the cold and electricity and any magic associated with either</text:p>
        </text:list-item>
        <text:list-item>
          <text:p text:style-name="P30">Uneffected by thresholds</text:p>
        </text:list-item>
        <text:list-item>
          <text:p text:style-name="P13"/>
        </text:list-item>
      </text:list>
      <text:p text:style-name="P12"/>
      <text:p text:style-name="P12"/>
      <text:p text:style-name="P46">Spawn</text:p>
      <text:list xml:id="list8742637138221924764" text:style-name="L3">
        <text:list-item>
          <text:p text:style-name="P10">Panlingual (speaks all languages)</text:p>
        </text:list-item>
        <text:list-item>
          <text:p text:style-name="P15">Grandmastery of necromantic and neuromantic power</text:p>
        </text:list-item>
        <text:list-item>
          <text:p text:style-name="P15">Adept at the use of illusionary power (glamour) <text:span text:style-name="T11">dont forget auditory.</text:span></text:p>
        </text:list-item>
        <text:list-item>
          <text:p text:style-name="P41">Proficient in the use of <text:span text:style-name="T1">pyrokinetic </text:span>and <text:span text:style-name="T1">psychokinetic </text:span>power</text:p>
        </text:list-item>
        <text:list-item>
          <text:p text:style-name="P15">Strong Hypnotic , <text:span text:style-name="T2">Telepath (mind reader/writer) </text:span>superior, renfields, simple and complex thralls</text:p>
        </text:list-item>
        <text:list-item>
          <text:p text:style-name="P41">People with mental disorders are many magnitudes more vulnerable.</text:p>
        </text:list-item>
        <text:list-item>
          <text:p text:style-name="P21">Astral Projection at will</text:p>
        </text:list-item>
        <text:list-item>
          <text:p text:style-name="P11">Traditional Necromancy (speak with dead at peace (others would flee))</text:p>
        </text:list-item>
        <text:list-item>
          <text:p text:style-name="P16">Outstanding in flight</text:p>
        </text:list-item>
        <text:list-item>
          <text:p text:style-name="P16">True shapeshifter, reality hits shor<text:span text:style-name="T4">t</text:span>ly after night with Steve.</text:p>
        </text:list-item>
        <text:list-item>
          <text:p text:style-name="P16">Brutal by klingon standards sex.</text:p>
        </text:list-item>
        <text:list-item>
          <text:p text:style-name="P17">Demonic trueform</text:p>
        </text:list-item>
        <text:list-item>
          <text:p text:style-name="P6">etheric form, can shapeshift <text:span text:style-name="T3">through</text:span> <text:span text:style-name="T3">the</text:span> etheric <text:span text:style-name="T3">plane</text:span>, <text:span text:style-name="T3">short range teleport (through doors, across room, normal etheric rules apply)</text:span> </text:p>
        </text:list-item>
        <text:list-item>
          <text:p text:style-name="P16">Darkform, after a successful kill, for a short period of time, takes on Darkform which is an essence of outer darkness. No attack or magic effects her in this state, only outsiders or their crafts could cause her harm (ie, weapons and spells pass through her like she was nothing but air.)</text:p>
        </text:list-item>
        <text:list-item>
          <text:p text:style-name="P16">levitation</text:p>
        </text:list-item>
        <text:list-item>
          <text:p text:style-name="P6">perfect climber, <text:span text:style-name="T3">sheer surfaces or inverted movement same as on flat ground. Can sleep inverted.</text:span></text:p>
        </text:list-item>
        <text:list-item>
          <text:p text:style-name="P16">Instantaneous etheric transport between 2 points of in person familiar unholy ground (ie. murderers grave)</text:p>
        </text:list-item>
        <text:list-item>
          <text:p text:style-name="P18">can command animals such as rats, owls, bats, moths, foxes and wolves</text:p>
        </text:list-item>
        <text:list-item>
          <text:p text:style-name="P19">functions fine in sunlight, <text:span text:style-name="T4">locked into whatever</text:span> form <text:span text:style-name="T4">he was in when sunrise came</text:span>, all abilities cease <text:span text:style-name="T4">except at dawn, dusk, and high noon.</text:span></text:p>
        </text:list-item>
        <text:list-item>
          <text:p text:style-name="P20">Needs sleep, preferring daytime sleep but can persevere indefinately. She needs to feed more to compensate for lack of sleep as it is needed to process her feeding and gain energy. If she goes too long without sleep she risks losing control.</text:p>
        </text:list-item>
        <text:list-item>
          <text:p text:style-name="P35">The more she uses her powers the more she needs to feed, similar to infected.</text:p>
        </text:list-item>
        <text:list-item>
          <text:p text:style-name="P36"><text:soft-page-break/>Venom acts as a wonderdrug, heals wounds fast, the worst possible heals in 2 days. Narcotic, addictive, sanitizing, local and general anesthetic, antiviral, antibacterial, etc. The use of venom is to be a huge conflict and may make susans spawn long sought after (cancer cure).</text:p>
        </text:list-item>
        <text:list-item>
          <text:p text:style-name="P32">are resistant to the cold and electricity and any magic associated with either, a</text:p>
        </text:list-item>
        <text:list-item>
          <text:p text:style-name="P23">Cannot pass thresholds.</text:p>
        </text:list-item>
        <text:list-item>
          <text:p text:style-name="P23">Immunity to fire in true form</text:p>
        </text:list-item>
      </text:list>
      <text:p text:style-name="P22"/>
      <text:p text:style-name="P51">General Description</text:p>
      <text:p text:style-name="P31">susans spawn look like true demons without tails. consumed with fire and smelling of brimstone, horns and huge leather wings. vulgar degree of muscle. glistening black <text:span text:style-name="T12">skin and fire red eyes</text:span>, <text:span text:style-name="T12">they are </text:span>light but easily 10 feet tall. Senses, speed and strength are 20 times better than black court. pheonix regenerati<text:span text:style-name="T12">on just</text:span> like susan except if they are willful to perish <text:span text:style-name="T12">the can fall on their swords</text:span>. Her spawn are like earthbound <text:span text:style-name="T12">demonic </text:span>gods <text:span text:style-name="T12">in appearance if not in ability once they learn and grow.</text:span></text:p>
      <text:p text:style-name="P34"/>
      <text:p text:style-name="P39">Susan and her spawn are seething with innate magical power and ability, learning magic like a duck to water.</text:p>
      <text:p text:style-name="P34"/>
      <text:p text:style-name="P49">Heirarchy</text:p>
      <text:p text:style-name="P33">All spawn are absolutely controlled by their masters, from the bottom to Susan. Susan thereby could control by compelling, or even outright possession any or all of her spawn. This is one thing that drove the red king insane with powerlust upon coming upon knowledge such as this.</text:p>
      <text:p text:style-name="P33"/>
      <text:p text:style-name="P33"/>
      <text:p text:style-name="P50">Vampire sight</text:p>
      <text:p text:style-name="P37">Sees even in absolute darkness as if it was twilight. Sees full spectrum, auras (which can be manipulated), species and suitability for prey (life energy).</text:p>
      <text:p text:style-name="P38">Aura reading is included in Susans canon. Will be using the Rosicrucian secret doctrine for the purpose, demonstrating susans vast potential in using aura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3T21:52:59.855120600</meta:creation-date>
    <dc:date>2016-12-14T02:07:05.967753328</dc:date>
    <meta:editing-duration>PT40M44S</meta:editing-duration>
    <meta:editing-cycles>12</meta:editing-cycles>
    <meta:generator>LibreOffice/5.2.3.3$FreeBSD_X86_64 LibreOffice_project/20m0$Build-3</meta:generator>
    <meta:document-statistic meta:table-count="0" meta:image-count="0" meta:object-count="0" meta:page-count="3" meta:paragraph-count="75" meta:word-count="1090" meta:character-count="6436" meta:non-whitespace-character-count="5462"/>
  </office:meta>
</office:document-meta>
</file>